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style:vertical-align="middle" fo:background-color="transparent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11" style:family="table-cell" style:parent-style-name="Default" style:data-style-name="N2">
      <style:table-cell-properties style:vertical-align="middle" style:repeat-content="false"/>
      <style:paragraph-properties fo:text-align="center"/>
    </style:style>
    <style:style style:name="ce12" style:family="table-cell" style:parent-style-name="Default" style:data-style-name="N2">
      <style:table-cell-properties style:vertical-align="middle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2" style:family="table-cell" style:parent-style-name="Default" style:data-style-name="N2">
      <style:table-cell-properties style:vertical-align="middle" style:repeat-content="false"/>
      <style:paragraph-properties fo:text-align="center"/>
    </style:style>
    <style:style style:name="ce23" style:family="table-cell" style:parent-style-name="Currency" style:data-style-name="N34">
      <style:text-properties fo:color="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0.608541666666667cm"/>
    </style:style>
    <style:style style:name="co7" style:family="table-column">
      <style:table-column-properties fo:break-before="auto" style:column-width="1.00541666666667cm"/>
    </style:style>
    <style:style style:name="co8" style:family="table-column">
      <style:table-column-properties fo:break-before="auto" style:column-width="0.370416666666667cm"/>
    </style:style>
    <style:style style:name="co9" style:family="table-column">
      <style:table-column-properties fo:break-before="auto" style:column-width="0.661458333333333cm"/>
    </style:style>
    <style:style style:name="co10" style:family="table-column">
      <style:table-column-properties fo:break-before="auto" style:column-width="0.423333333333333cm"/>
    </style:style>
    <style:style style:name="co11" style:family="table-column">
      <style:table-column-properties fo:break-before="auto" style:column-width="2.2225cm"/>
    </style:style>
    <style:style style:name="co12" style:family="table-column">
      <style:table-column-properties fo:break-before="auto" style:column-width="0.529166666666667cm"/>
    </style:style>
    <style:style style:name="co13" style:family="table-column">
      <style:table-column-properties fo:break-before="auto" style:column-width="0.58208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4" table:default-cell-style-name="ce1"/>
        <table:table-column table:style-name="co8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" table:default-cell-style-name="ce1"/>
        <table:table-column table:style-name="co11" table:default-cell-style-name="ce1"/>
        <table:table-column table:style-name="co1" table:number-columns-repeated="2" table:default-cell-style-name="ce1"/>
        <table:table-column table:style-name="co12" table:default-cell-style-name="ce1"/>
        <table:table-column table:style-name="co6" table:default-cell-style-name="ce1"/>
        <table:table-column table:style-name="co1" table:default-cell-style-name="ce1"/>
        <table:table-column table:style-name="co10" table:default-cell-style-name="ce1"/>
        <table:table-column table:style-name="co1" table:number-columns-repeated="4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16353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4" table:number-rows-spanned="1" table:style-name="ce4">
            <text:p>Pendiente (0°-5°)</text:p>
          </table:table-cell>
          <table:covered-table-cell table:number-columns-repeated="3"/>
          <table:table-cell table:number-columns-repeated="2" table:style-name="ce5"/>
          <table:table-cell table:number-columns-repeated="2" table:style-name="ce21"/>
          <table:table-cell office:value-type="string" table:number-columns-spanned="4" table:number-rows-spanned="1" table:style-name="ce4">
            <text:p>Elevación (0m-10m)</text:p>
          </table:table-cell>
          <table:covered-table-cell table:number-columns-repeated="3"/>
          <table:table-cell table:number-columns-repeated="3" table:style-name="ce5"/>
          <table:table-cell table:style-name="ce21"/>
          <table:table-cell office:value-type="string" table:number-columns-spanned="4" table:number-rows-spanned="1" table:style-name="ce4">
            <text:p>Aspecto (0°-60°)</text:p>
          </table:table-cell>
          <table:covered-table-cell table:number-columns-repeated="3"/>
          <table:table-cell table:number-columns-repeated="3" table:style-name="ce5"/>
          <table:table-cell table:style-name="ce21"/>
          <table:table-cell office:value-type="string" table:number-columns-spanned="4" table:number-rows-spanned="1" table:style-name="ce4">
            <text:p>Flujo (1-50)</text:p>
          </table:table-cell>
          <table:covered-table-cell table:number-columns-repeated="3"/>
          <table:table-cell table:number-columns-repeated="3" table:style-name="ce21"/>
          <table:table-cell table:number-columns-repeated="16352"/>
        </table:table-row>
        <table:table-row table:style-name="ro1">
          <table:table-cell/>
          <table:table-cell office:value-type="string" table:style-name="ce2">
            <text:p>Inventario</text:p>
          </table:table-cell>
          <table:table-cell office:value-type="string" table:style-name="ce3">
            <text:p>Baja</text:p>
          </table:table-cell>
          <table:table-cell office:value-type="string" table:style-name="ce2">
            <text:p>No clase</text:p>
          </table:table-cell>
          <table:table-cell office:value-type="string" table:style-name="ce2">
            <text:p>Total</text:p>
          </table:table-cell>
          <table:table-cell table:number-columns-repeated="2" table:style-name="ce6"/>
          <table:table-cell table:number-columns-repeated="2" table:style-name="ce21"/>
          <table:table-cell office:value-type="string" table:style-name="ce2">
            <text:p>Inventario</text:p>
          </table:table-cell>
          <table:table-cell office:value-type="string" table:style-name="ce19">
            <text:p>Baja</text:p>
          </table:table-cell>
          <table:table-cell office:value-type="string" table:style-name="ce20">
            <text:p>No clase</text:p>
          </table:table-cell>
          <table:table-cell office:value-type="string" table:style-name="ce2">
            <text:p>Total</text:p>
          </table:table-cell>
          <table:table-cell table:number-columns-repeated="3" table:style-name="ce6"/>
          <table:table-cell table:style-name="ce21"/>
          <table:table-cell office:value-type="string" table:style-name="ce2">
            <text:p>Inventario</text:p>
          </table:table-cell>
          <table:table-cell office:value-type="string" table:style-name="ce19">
            <text:p>Bajo</text:p>
          </table:table-cell>
          <table:table-cell office:value-type="string" table:style-name="ce20">
            <text:p>No clase</text:p>
          </table:table-cell>
          <table:table-cell office:value-type="string" table:style-name="ce2">
            <text:p>Total</text:p>
          </table:table-cell>
          <table:table-cell table:number-columns-repeated="3" table:style-name="ce6"/>
          <table:table-cell table:style-name="ce21"/>
          <table:table-cell office:value-type="string" table:style-name="ce2">
            <text:p>Inventario</text:p>
          </table:table-cell>
          <table:table-cell office:value-type="string" table:style-name="ce19">
            <text:p>Bajo</text:p>
          </table:table-cell>
          <table:table-cell office:value-type="string" table:style-name="ce20">
            <text:p>No clase</text:p>
          </table:table-cell>
          <table:table-cell office:value-type="string" table:style-name="ce2">
            <text:p>Total</text:p>
          </table:table-cell>
          <table:table-cell table:number-columns-repeated="3" table:style-name="ce21"/>
          <table:table-cell table:number-columns-repeated="16352"/>
        </table:table-row>
        <table:table-row table:style-name="ro1">
          <table:table-cell/>
          <table:table-cell office:value-type="string" table:style-name="ce2">
            <text:p>si</text:p>
          </table:table-cell>
          <table:table-cell office:value-type="float" office:value="876310" table:style-name="ce3">
            <text:p>876310</text:p>
          </table:table-cell>
          <table:table-cell office:value-type="float" office:value="33823984" table:style-name="ce2">
            <text:p>33823984</text:p>
          </table:table-cell>
          <table:table-cell office:value-type="float" office:value="34700294" table:formula="of:=[.C4]+[.D4]" table:style-name="ce2">
            <text:p>34700294</text:p>
          </table:table-cell>
          <table:table-cell table:style-name="ce6"/>
          <table:table-cell office:value-type="string" table:style-name="ce6">
            <text:p>WI+</text:p>
          </table:table-cell>
          <table:table-cell office:value-type="float" office:value="-1.281450706517399" table:formula="of:=LN(([.C4]/([.C4]+[.D4])) / ([.C5]/([.C5]+[.D5])))" table:style-name="ce22">
            <text:p>-1,28</text:p>
          </table:table-cell>
          <table:table-cell table:style-name="ce21"/>
          <table:table-cell office:value-type="string" table:style-name="ce16">
            <text:p>si</text:p>
          </table:table-cell>
          <table:table-cell office:value-type="float" office:value="4074449" table:style-name="ce15">
            <text:p>4074449</text:p>
          </table:table-cell>
          <table:table-cell office:value-type="float" office:value="30625845" table:style-name="ce15">
            <text:p>30625845</text:p>
          </table:table-cell>
          <table:table-cell office:value-type="float" office:value="34700294" table:formula="of:=[.K4]+[.L4]" table:style-name="ce18">
            <text:p>34700294</text:p>
          </table:table-cell>
          <table:table-cell table:style-name="ce6"/>
          <table:table-cell office:value-type="string" table:style-name="ce6">
            <text:p>WI+</text:p>
          </table:table-cell>
          <table:table-cell office:value-type="float" office:value="-1.3549742311578266" table:formula="of:=LN(([.K4]/[.M4])/([.K5]/[.M5]))" table:style-name="ce11">
            <text:p>-1,35</text:p>
          </table:table-cell>
          <table:table-cell table:style-name="ce21"/>
          <table:table-cell office:value-type="string" table:style-name="ce16">
            <text:p>si</text:p>
          </table:table-cell>
          <table:table-cell office:value-type="float" office:value="3067411" table:style-name="ce15">
            <text:p>3067411</text:p>
          </table:table-cell>
          <table:table-cell office:value-type="float" office:value="31632883" table:style-name="ce15">
            <text:p>31632883</text:p>
          </table:table-cell>
          <table:table-cell office:value-type="float" office:value="34700294" table:formula="of:=[.S4]+[.T4]" table:style-name="ce18">
            <text:p>34700294</text:p>
          </table:table-cell>
          <table:table-cell table:style-name="ce6"/>
          <table:table-cell office:value-type="string" table:style-name="ce6">
            <text:p>WI+</text:p>
          </table:table-cell>
          <table:table-cell office:value-type="float" office:value="-0.35860267993788342" table:formula="of:=LN(([.S4]/[.U4])/([.S5]/[.U5]))" table:style-name="ce11">
            <text:p>-0,36</text:p>
          </table:table-cell>
          <table:table-cell table:style-name="ce21"/>
          <table:table-cell office:value-type="string" table:style-name="ce16">
            <text:p>si</text:p>
          </table:table-cell>
          <table:table-cell office:value-type="float" office:value="1737089" table:style-name="ce15">
            <text:p>1737089</text:p>
          </table:table-cell>
          <table:table-cell office:value-type="float" office:value="32963205" table:style-name="ce15">
            <text:p>32963205</text:p>
          </table:table-cell>
          <table:table-cell office:value-type="float" office:value="34700294" table:formula="of:=[.AA4]+[.AB4]" table:style-name="ce18">
            <text:p>34700294</text:p>
          </table:table-cell>
          <table:table-cell table:style-name="ce21"/>
          <table:table-cell office:value-type="string" table:style-name="ce6">
            <text:p>WI+</text:p>
          </table:table-cell>
          <table:table-cell office:value-type="float" office:value="-0.16863083099797729" table:formula="of:=LN(([.AA4]/[.AC4])/([.AA5]/[.AC5]))" table:style-name="ce22">
            <text:p>-0,17</text:p>
          </table:table-cell>
          <table:table-cell table:number-columns-repeated="16352"/>
        </table:table-row>
        <table:table-row table:style-name="ro1">
          <table:table-cell/>
          <table:table-cell office:value-type="string" table:style-name="ce2">
            <text:p>no</text:p>
          </table:table-cell>
          <table:table-cell office:value-type="float" office:value="134676" table:style-name="ce3">
            <text:p>134676</text:p>
          </table:table-cell>
          <table:table-cell office:value-type="float" office:value="1345927" table:style-name="ce2">
            <text:p>1345927</text:p>
          </table:table-cell>
          <table:table-cell office:value-type="float" office:value="1480603" table:formula="of:=[.C5]+[.D5]" table:style-name="ce2">
            <text:p>1480603</text:p>
          </table:table-cell>
          <table:table-cell table:style-name="ce6"/>
          <table:table-cell office:value-type="string" table:style-name="ce6">
            <text:p>Wi-</text:p>
          </table:table-cell>
          <table:table-cell office:value-type="float" office:value="-5.4562651024511064" table:formula="of:=LN(([.C5]/([.C4]+[.D4])) / ([.D5]/([.C5]+[.D5])))" table:style-name="ce22">
            <text:p>-5,46</text:p>
          </table:table-cell>
          <table:table-cell table:style-name="ce21"/>
          <table:table-cell office:value-type="string" table:style-name="ce16">
            <text:p>no</text:p>
          </table:table-cell>
          <table:table-cell office:value-type="float" office:value="673957" table:style-name="ce15">
            <text:p>673957</text:p>
          </table:table-cell>
          <table:table-cell office:value-type="float" office:value="806646" table:style-name="ce15">
            <text:p>806646</text:p>
          </table:table-cell>
          <table:table-cell office:value-type="float" office:value="1480603" table:formula="of:=[.K5]+[.L5]" table:style-name="ce18">
            <text:p>1480603</text:p>
          </table:table-cell>
          <table:table-cell table:style-name="ce6"/>
          <table:table-cell office:value-type="string" table:style-name="ce6">
            <text:p>Wi-</text:p>
          </table:table-cell>
          <table:table-cell office:value-type="float" office:value="0.48241590667439815" table:formula="of:=LN(([.L4]/[.M4])/([.L5]/[.M5]))" table:style-name="ce11">
            <text:p>0,48</text:p>
          </table:table-cell>
          <table:table-cell table:style-name="ce21"/>
          <table:table-cell office:value-type="string" table:style-name="ce16">
            <text:p>no</text:p>
          </table:table-cell>
          <table:table-cell office:value-type="float" office:value="187334" table:style-name="ce15">
            <text:p>187334</text:p>
          </table:table-cell>
          <table:table-cell office:value-type="float" office:value="1293269" table:style-name="ce15">
            <text:p>1293269</text:p>
          </table:table-cell>
          <table:table-cell office:value-type="float" office:value="1480603" table:formula="of:=[.S5]+[.T5]" table:style-name="ce18">
            <text:p>1480603</text:p>
          </table:table-cell>
          <table:table-cell table:style-name="ce6"/>
          <table:table-cell office:value-type="string" table:style-name="ce6">
            <text:p>Wi-</text:p>
          </table:table-cell>
          <table:table-cell office:value-type="float" office:value="4.272533703766191E-2" table:formula="of:=LN(([.T4]/[.U4])/([.T5]/[.U5]))" table:style-name="ce11">
            <text:p>0,04</text:p>
          </table:table-cell>
          <table:table-cell table:style-name="ce21"/>
          <table:table-cell office:value-type="string" table:style-name="ce16">
            <text:p>no</text:p>
          </table:table-cell>
          <table:table-cell office:value-type="float" office:value="87733" table:style-name="ce15">
            <text:p>87733</text:p>
          </table:table-cell>
          <table:table-cell office:value-type="float" office:value="1392870" table:style-name="ce15">
            <text:p>1392870</text:p>
          </table:table-cell>
          <table:table-cell office:value-type="float" office:value="1480603" table:formula="of:=[.AA5]+[.AB5]" table:style-name="ce18">
            <text:p>1480603</text:p>
          </table:table-cell>
          <table:table-cell table:style-name="ce21"/>
          <table:table-cell office:value-type="string" table:style-name="ce6">
            <text:p>Wi-</text:p>
          </table:table-cell>
          <table:table-cell office:value-type="float" office:value="9.726850401459335E-3" table:formula="of:=LN(([.AB4]/[.AC4])/([.AB5]/[.AC5]))" table:style-name="ce22">
            <text:p>0,01</text:p>
          </table:table-cell>
          <table:table-cell table:number-columns-repeated="16352"/>
        </table:table-row>
        <table:table-row table:style-name="ro1">
          <table:table-cell/>
          <table:table-cell table:number-columns-repeated="6" table:style-name="ce21"/>
          <table:table-cell table:style-name="ce22"/>
          <table:table-cell table:number-columns-repeated="7" table:style-name="ce21"/>
          <table:table-cell table:style-name="ce22"/>
          <table:table-cell table:number-columns-repeated="7" table:style-name="ce21"/>
          <table:table-cell table:style-name="ce22"/>
          <table:table-cell table:number-columns-repeated="7" table:style-name="ce21"/>
          <table:table-cell table:style-name="ce22"/>
          <table:table-cell table:number-columns-repeated="16352"/>
        </table:table-row>
        <table:table-row table:style-name="ro1">
          <table:table-cell/>
          <table:table-cell office:value-type="string" table:number-columns-spanned="4" table:number-rows-spanned="1" table:style-name="ce4">
            <text:p>Pendiente (5°-15°)</text:p>
          </table:table-cell>
          <table:covered-table-cell table:number-columns-repeated="3"/>
          <table:table-cell table:number-columns-repeated="2" table:style-name="ce5"/>
          <table:table-cell table:style-name="ce22"/>
          <table:table-cell table:style-name="ce21"/>
          <table:table-cell office:value-type="string" table:number-columns-spanned="4" table:number-rows-spanned="1" table:style-name="ce4">
            <text:p>Elevación (10m-90m)</text:p>
          </table:table-cell>
          <table:covered-table-cell table:number-columns-repeated="3"/>
          <table:table-cell table:number-columns-repeated="2" table:style-name="ce5"/>
          <table:table-cell table:style-name="ce12"/>
          <table:table-cell table:style-name="ce21"/>
          <table:table-cell office:value-type="string" table:number-columns-spanned="4" table:number-rows-spanned="1" table:style-name="ce4">
            <text:p>Aspecto (60°-230°)</text:p>
          </table:table-cell>
          <table:covered-table-cell table:number-columns-repeated="3"/>
          <table:table-cell table:number-columns-repeated="2" table:style-name="ce5"/>
          <table:table-cell table:style-name="ce12"/>
          <table:table-cell table:style-name="ce21"/>
          <table:table-cell office:value-type="string" table:number-columns-spanned="4" table:number-rows-spanned="1" table:style-name="ce17">
            <text:p>Flujo (50-150)</text:p>
          </table:table-cell>
          <table:covered-table-cell table:number-columns-repeated="3"/>
          <table:table-cell table:number-columns-repeated="2" table:style-name="ce21"/>
          <table:table-cell table:style-name="ce22"/>
          <table:table-cell table:number-columns-repeated="16352"/>
        </table:table-row>
        <table:table-row table:style-name="ro1">
          <table:table-cell/>
          <table:table-cell office:value-type="string" table:style-name="ce2">
            <text:p>Inventario</text:p>
          </table:table-cell>
          <table:table-cell office:value-type="string" table:style-name="ce3">
            <text:p>Media</text:p>
          </table:table-cell>
          <table:table-cell office:value-type="string" table:style-name="ce2">
            <text:p>No clase</text:p>
          </table:table-cell>
          <table:table-cell office:value-type="string" table:style-name="ce2">
            <text:p>Total</text:p>
          </table:table-cell>
          <table:table-cell table:number-columns-repeated="2" table:style-name="ce6"/>
          <table:table-cell table:style-name="ce22"/>
          <table:table-cell table:style-name="ce21"/>
          <table:table-cell office:value-type="string" table:style-name="ce2">
            <text:p>Inventario</text:p>
          </table:table-cell>
          <table:table-cell office:value-type="string" table:style-name="ce19">
            <text:p>Media</text:p>
          </table:table-cell>
          <table:table-cell office:value-type="string" table:style-name="ce20">
            <text:p>No clase</text:p>
          </table:table-cell>
          <table:table-cell office:value-type="string" table:style-name="ce2">
            <text:p>Total</text:p>
          </table:table-cell>
          <table:table-cell table:number-columns-repeated="2" table:style-name="ce6"/>
          <table:table-cell table:style-name="ce11"/>
          <table:table-cell table:style-name="ce21"/>
          <table:table-cell office:value-type="string" table:style-name="ce2">
            <text:p>Inventario</text:p>
          </table:table-cell>
          <table:table-cell office:value-type="string" table:style-name="ce19">
            <text:p>Medio</text:p>
          </table:table-cell>
          <table:table-cell office:value-type="string" table:style-name="ce20">
            <text:p>No clase</text:p>
          </table:table-cell>
          <table:table-cell office:value-type="string" table:style-name="ce2">
            <text:p>Total</text:p>
          </table:table-cell>
          <table:table-cell table:number-columns-repeated="2" table:style-name="ce6"/>
          <table:table-cell table:style-name="ce11"/>
          <table:table-cell table:style-name="ce21"/>
          <table:table-cell office:value-type="string" table:style-name="ce16">
            <text:p>Inventario</text:p>
          </table:table-cell>
          <table:table-cell office:value-type="string" table:style-name="ce15">
            <text:p>Medio</text:p>
          </table:table-cell>
          <table:table-cell office:value-type="string" table:style-name="ce14">
            <text:p>No clase</text:p>
          </table:table-cell>
          <table:table-cell office:value-type="string" table:style-name="ce14">
            <text:p>Total</text:p>
          </table:table-cell>
          <table:table-cell table:number-columns-repeated="2" table:style-name="ce21"/>
          <table:table-cell table:style-name="ce22"/>
          <table:table-cell table:number-columns-repeated="16352"/>
        </table:table-row>
        <table:table-row table:style-name="ro1">
          <table:table-cell/>
          <table:table-cell office:value-type="string" table:style-name="ce2">
            <text:p>si</text:p>
          </table:table-cell>
          <table:table-cell office:value-type="float" office:value="5318347" table:style-name="ce3">
            <text:p>5318347</text:p>
          </table:table-cell>
          <table:table-cell office:value-type="float" office:value="29381947" table:style-name="ce2">
            <text:p>29381947</text:p>
          </table:table-cell>
          <table:table-cell office:value-type="float" office:value="34700294" table:formula="of:=[.C9]+[.D9]" table:style-name="ce2">
            <text:p>34700294</text:p>
          </table:table-cell>
          <table:table-cell table:style-name="ce6"/>
          <table:table-cell office:value-type="string" table:style-name="ce6">
            <text:p>WI+</text:p>
          </table:table-cell>
          <table:table-cell office:value-type="float" office:value="-0.57085490104520675" table:formula="of:=LN(([.C9]/([.C9]+[.D9])) / ([.C10]/([.C10]+[.D10])))" table:style-name="ce22">
            <text:p>-0,57</text:p>
          </table:table-cell>
          <table:table-cell table:style-name="ce21"/>
          <table:table-cell office:value-type="string" table:style-name="ce16">
            <text:p>si</text:p>
          </table:table-cell>
          <table:table-cell office:value-type="float" office:value="16526776" table:style-name="ce15">
            <text:p>16526776</text:p>
          </table:table-cell>
          <table:table-cell office:value-type="float" office:value="18173518" table:style-name="ce15">
            <text:p>18173518</text:p>
          </table:table-cell>
          <table:table-cell office:value-type="float" office:value="34700294" table:formula="of:=[.K9]+[.L9]" table:style-name="ce18">
            <text:p>34700294</text:p>
          </table:table-cell>
          <table:table-cell table:style-name="ce6"/>
          <table:table-cell office:value-type="string" table:style-name="ce6">
            <text:p>WI+</text:p>
          </table:table-cell>
          <table:table-cell office:value-type="float" office:value="1.1870378821126133" table:formula="of:=LN(([.K9]/[.M9])/([.K10]/[.M10]))" table:style-name="ce11">
            <text:p>1,19</text:p>
          </table:table-cell>
          <table:table-cell table:style-name="ce21"/>
          <table:table-cell office:value-type="string" table:style-name="ce16">
            <text:p>si</text:p>
          </table:table-cell>
          <table:table-cell office:value-type="float" office:value="23656371" table:style-name="ce15">
            <text:p>23656371</text:p>
          </table:table-cell>
          <table:table-cell office:value-type="float" office:value="11043923" table:style-name="ce15">
            <text:p>11043923</text:p>
          </table:table-cell>
          <table:table-cell office:value-type="float" office:value="34700294" table:formula="of:=[.S9]+[.T9]" table:style-name="ce18">
            <text:p>34700294</text:p>
          </table:table-cell>
          <table:table-cell table:style-name="ce6"/>
          <table:table-cell office:value-type="string" table:style-name="ce6">
            <text:p>WI+</text:p>
          </table:table-cell>
          <table:table-cell office:value-type="float" office:value="1.6721969092083309E-2" table:formula="of:=LN(([.S9]/[.U9])/([.S10]/[.U10]))" table:style-name="ce11">
            <text:p>0,02</text:p>
          </table:table-cell>
          <table:table-cell table:style-name="ce21"/>
          <table:table-cell office:value-type="string" table:style-name="ce16">
            <text:p>si</text:p>
          </table:table-cell>
          <table:table-cell office:value-type="float" office:value="2517412" table:style-name="ce15">
            <text:p>2517412</text:p>
          </table:table-cell>
          <table:table-cell office:value-type="float" office:value="32182882" table:style-name="ce15">
            <text:p>32182882</text:p>
          </table:table-cell>
          <table:table-cell office:value-type="float" office:value="34700294" table:formula="of:=[.AA9]+[.AB9]" table:style-name="ce14">
            <text:p>34700294</text:p>
          </table:table-cell>
          <table:table-cell table:style-name="ce21"/>
          <table:table-cell office:value-type="string" table:style-name="ce6">
            <text:p>WI+</text:p>
          </table:table-cell>
          <table:table-cell office:value-type="float" office:value="-0.16653804847674578" table:formula="of:=LN(([.AA9]/[.AC9])/([.AA10]/[.AC10]))" table:style-name="ce22">
            <text:p>-0,17</text:p>
          </table:table-cell>
          <table:table-cell table:number-columns-repeated="16352"/>
        </table:table-row>
        <table:table-row table:style-name="ro1">
          <table:table-cell/>
          <table:table-cell office:value-type="string" table:style-name="ce2">
            <text:p>no</text:p>
          </table:table-cell>
          <table:table-cell office:value-type="float" office:value="401607" table:style-name="ce3">
            <text:p>401607</text:p>
          </table:table-cell>
          <table:table-cell office:value-type="float" office:value="1078996" table:style-name="ce2">
            <text:p>1078996</text:p>
          </table:table-cell>
          <table:table-cell office:value-type="float" office:value="1480603" table:formula="of:=[.C10]+[.D10]" table:style-name="ce2">
            <text:p>1480603</text:p>
          </table:table-cell>
          <table:table-cell table:style-name="ce6"/>
          <table:table-cell office:value-type="string" table:style-name="ce6">
            <text:p>Wi-</text:p>
          </table:table-cell>
          <table:table-cell office:value-type="float" office:value="-4.1426109819195265" table:formula="of:=LN(([.C10]/([.C9]+[.D9])) / ([.D10]/([.C10]+[.D10])))" table:style-name="ce22">
            <text:p>-4,14</text:p>
          </table:table-cell>
          <table:table-cell table:style-name="ce21"/>
          <table:table-cell office:value-type="string" table:style-name="ce16">
            <text:p>no</text:p>
          </table:table-cell>
          <table:table-cell office:value-type="float" office:value="215164" table:style-name="ce15">
            <text:p>215164</text:p>
          </table:table-cell>
          <table:table-cell office:value-type="float" office:value="1265439" table:style-name="ce15">
            <text:p>1265439</text:p>
          </table:table-cell>
          <table:table-cell office:value-type="float" office:value="1480603" table:formula="of:=[.K10]+[.L10]" table:style-name="ce18">
            <text:p>1480603</text:p>
          </table:table-cell>
          <table:table-cell table:style-name="ce6"/>
          <table:table-cell office:value-type="string" table:style-name="ce6">
            <text:p>Wi-</text:p>
          </table:table-cell>
          <table:table-cell office:value-type="float" office:value="-0.48975234034143555" table:formula="of:=LN(([.L9]/[.M9])/([.L10]/[.M10]))" table:style-name="ce11">
            <text:p>-0,49</text:p>
          </table:table-cell>
          <table:table-cell table:style-name="ce21"/>
          <table:table-cell office:value-type="string" table:style-name="ce16">
            <text:p>no</text:p>
          </table:table-cell>
          <table:table-cell office:value-type="float" office:value="992639" table:style-name="ce15">
            <text:p>992639</text:p>
          </table:table-cell>
          <table:table-cell office:value-type="float" office:value="487964" table:style-name="ce15">
            <text:p>487964</text:p>
          </table:table-cell>
          <table:table-cell office:value-type="float" office:value="1480603" table:formula="of:=[.S10]+[.T10]" table:style-name="ce18">
            <text:p>1480603</text:p>
          </table:table-cell>
          <table:table-cell table:style-name="ce6"/>
          <table:table-cell office:value-type="string" table:style-name="ce6">
            <text:p>Wi-</text:p>
          </table:table-cell>
          <table:table-cell office:value-type="float" office:value="-3.4904754034980189E-2" table:formula="of:=LN(([.T9]/[.U9])/([.T10]/[.U10]))" table:style-name="ce11">
            <text:p>-0,03</text:p>
          </table:table-cell>
          <table:table-cell table:style-name="ce21"/>
          <table:table-cell office:value-type="string" table:style-name="ce16">
            <text:p>no</text:p>
          </table:table-cell>
          <table:table-cell office:value-type="float" office:value="126878" table:style-name="ce15">
            <text:p>126878</text:p>
          </table:table-cell>
          <table:table-cell office:value-type="float" office:value="1353725" table:style-name="ce15">
            <text:p>1353725</text:p>
          </table:table-cell>
          <table:table-cell office:value-type="float" office:value="1480603" table:formula="of:=[.AA10]+[.AB10]" table:style-name="ce14">
            <text:p>1480603</text:p>
          </table:table-cell>
          <table:table-cell table:style-name="ce21"/>
          <table:table-cell office:value-type="string" table:style-name="ce6">
            <text:p>Wi-</text:p>
          </table:table-cell>
          <table:table-cell office:value-type="float" office:value="1.4275922035367402E-2" table:formula="of:=LN(([.AB9]/[.AC9])/([.AB10]/[.AC10]))" table:style-name="ce22">
            <text:p>0,01</text:p>
          </table:table-cell>
          <table:table-cell table:number-columns-repeated="16352"/>
        </table:table-row>
        <table:table-row table:style-name="ro1">
          <table:table-cell/>
          <table:table-cell table:number-columns-repeated="6" table:style-name="ce21"/>
          <table:table-cell table:style-name="ce22"/>
          <table:table-cell table:number-columns-repeated="7" table:style-name="ce21"/>
          <table:table-cell table:style-name="ce22"/>
          <table:table-cell table:number-columns-repeated="7" table:style-name="ce21"/>
          <table:table-cell table:style-name="ce22"/>
          <table:table-cell table:number-columns-repeated="7" table:style-name="ce21"/>
          <table:table-cell table:style-name="ce22"/>
          <table:table-cell table:number-columns-repeated="16352"/>
        </table:table-row>
        <table:table-row table:style-name="ro1">
          <table:table-cell/>
          <table:table-cell office:value-type="string" table:number-columns-spanned="4" table:number-rows-spanned="1" table:style-name="ce4">
            <text:p>Pendiente (15°-30°)</text:p>
          </table:table-cell>
          <table:covered-table-cell table:number-columns-repeated="3"/>
          <table:table-cell table:number-columns-repeated="2" table:style-name="ce5"/>
          <table:table-cell table:style-name="ce22"/>
          <table:table-cell table:style-name="ce21"/>
          <table:table-cell office:value-type="string" table:number-columns-spanned="4" table:number-rows-spanned="1" table:style-name="ce4">
            <text:p>Elevación (90m-200m)</text:p>
          </table:table-cell>
          <table:covered-table-cell table:number-columns-repeated="3"/>
          <table:table-cell table:number-columns-repeated="2" table:style-name="ce5"/>
          <table:table-cell table:style-name="ce12"/>
          <table:table-cell table:style-name="ce21"/>
          <table:table-cell office:value-type="string" table:number-columns-spanned="4" table:number-rows-spanned="1" table:style-name="ce4">
            <text:p>Aspecto (230°360°</text:p>
          </table:table-cell>
          <table:covered-table-cell table:number-columns-repeated="3"/>
          <table:table-cell table:number-columns-repeated="2" table:style-name="ce5"/>
          <table:table-cell table:style-name="ce12"/>
          <table:table-cell table:style-name="ce21"/>
          <table:table-cell office:value-type="string" table:number-columns-spanned="4" table:number-rows-spanned="1" table:style-name="ce17">
            <text:p>Flujo (150-200)</text:p>
          </table:table-cell>
          <table:covered-table-cell table:number-columns-repeated="3"/>
          <table:table-cell table:number-columns-repeated="2" table:style-name="ce21"/>
          <table:table-cell table:style-name="ce22"/>
          <table:table-cell table:number-columns-repeated="16352"/>
        </table:table-row>
        <table:table-row table:style-name="ro1">
          <table:table-cell/>
          <table:table-cell office:value-type="string" table:style-name="ce2">
            <text:p>Inventario</text:p>
          </table:table-cell>
          <table:table-cell office:value-type="string" table:style-name="ce19">
            <text:p>Alta</text:p>
          </table:table-cell>
          <table:table-cell office:value-type="string" table:style-name="ce20">
            <text:p>No clase</text:p>
          </table:table-cell>
          <table:table-cell office:value-type="string" table:style-name="ce2">
            <text:p>Total</text:p>
          </table:table-cell>
          <table:table-cell table:number-columns-repeated="2" table:style-name="ce6"/>
          <table:table-cell table:style-name="ce22"/>
          <table:table-cell table:style-name="ce21"/>
          <table:table-cell office:value-type="string" table:style-name="ce2">
            <text:p>Inventario</text:p>
          </table:table-cell>
          <table:table-cell office:value-type="string" table:style-name="ce19">
            <text:p>Alta</text:p>
          </table:table-cell>
          <table:table-cell office:value-type="string" table:style-name="ce20">
            <text:p>No clase</text:p>
          </table:table-cell>
          <table:table-cell office:value-type="string" table:style-name="ce2">
            <text:p>Total</text:p>
          </table:table-cell>
          <table:table-cell table:number-columns-repeated="2" table:style-name="ce6"/>
          <table:table-cell table:style-name="ce11"/>
          <table:table-cell table:style-name="ce21"/>
          <table:table-cell office:value-type="string" table:style-name="ce2">
            <text:p>Inventario</text:p>
          </table:table-cell>
          <table:table-cell office:value-type="string" table:style-name="ce19">
            <text:p>Alto</text:p>
          </table:table-cell>
          <table:table-cell office:value-type="string" table:style-name="ce20">
            <text:p>No clase</text:p>
          </table:table-cell>
          <table:table-cell office:value-type="string" table:style-name="ce2">
            <text:p>Total</text:p>
          </table:table-cell>
          <table:table-cell table:number-columns-repeated="2" table:style-name="ce6"/>
          <table:table-cell table:style-name="ce11"/>
          <table:table-cell table:style-name="ce21"/>
          <table:table-cell office:value-type="string" table:style-name="ce16">
            <text:p>Inventario</text:p>
          </table:table-cell>
          <table:table-cell office:value-type="string" table:style-name="ce15">
            <text:p>Alto</text:p>
          </table:table-cell>
          <table:table-cell office:value-type="string" table:style-name="ce14">
            <text:p>No clase</text:p>
          </table:table-cell>
          <table:table-cell office:value-type="string" table:style-name="ce14">
            <text:p>Total</text:p>
          </table:table-cell>
          <table:table-cell table:number-columns-repeated="2" table:style-name="ce21"/>
          <table:table-cell table:style-name="ce22"/>
          <table:table-cell table:number-columns-repeated="16352"/>
        </table:table-row>
        <table:table-row table:style-name="ro1">
          <table:table-cell/>
          <table:table-cell office:value-type="string" table:style-name="ce16">
            <text:p>si</text:p>
          </table:table-cell>
          <table:table-cell office:value-type="float" office:value="14982354" table:style-name="ce15">
            <text:p>14982354</text:p>
          </table:table-cell>
          <table:table-cell office:value-type="float" office:value="19717940" table:style-name="ce15">
            <text:p>19717940</text:p>
          </table:table-cell>
          <table:table-cell office:value-type="float" office:value="34700294" table:formula="of:=[.C14]+[.D14]" table:style-name="ce18">
            <text:p>34700294</text:p>
          </table:table-cell>
          <table:table-cell table:style-name="ce6"/>
          <table:table-cell office:value-type="string" table:style-name="ce6">
            <text:p>WI+</text:p>
          </table:table-cell>
          <table:table-cell office:value-type="float" office:value="1.1669727829774205E-2" table:formula="of:=LN(([.C14]/([.C14]+[.D14])) / ([.C15]/([.C15]+[.D15])))" table:style-name="ce22">
            <text:p>0,01</text:p>
          </table:table-cell>
          <table:table-cell table:style-name="ce21"/>
          <table:table-cell office:value-type="string" table:style-name="ce16">
            <text:p>si</text:p>
          </table:table-cell>
          <table:table-cell office:value-type="float" office:value="7724699" table:style-name="ce15">
            <text:p>7724699</text:p>
          </table:table-cell>
          <table:table-cell office:value-type="float" office:value="26975595" table:style-name="ce15">
            <text:p>26975595</text:p>
          </table:table-cell>
          <table:table-cell office:value-type="float" office:value="34700294" table:formula="of:=[.K14]+[.L14]" table:style-name="ce18">
            <text:p>34700294</text:p>
          </table:table-cell>
          <table:table-cell table:style-name="ce6"/>
          <table:table-cell office:value-type="string" table:style-name="ce6">
            <text:p>WI+</text:p>
          </table:table-cell>
          <table:table-cell office:value-type="float" office:value="1.5669809485083008" table:formula="of:=LN(([.K14]/[.M14])/([.K15]/[.M15]))" table:style-name="ce11">
            <text:p>1,57</text:p>
          </table:table-cell>
          <table:table-cell table:style-name="ce21"/>
          <table:table-cell office:value-type="string" table:style-name="ce16">
            <text:p>si</text:p>
          </table:table-cell>
          <table:table-cell office:value-type="float" office:value="7976512" table:style-name="ce15">
            <text:p>7976512</text:p>
          </table:table-cell>
          <table:table-cell office:value-type="float" office:value="26723782" table:style-name="ce15">
            <text:p>26723782</text:p>
          </table:table-cell>
          <table:table-cell office:value-type="float" office:value="34700294" table:formula="of:=[.S14]+[.T14]" table:style-name="ce18">
            <text:p>34700294</text:p>
          </table:table-cell>
          <table:table-cell table:style-name="ce6"/>
          <table:table-cell office:value-type="string" table:style-name="ce6">
            <text:p>WI+</text:p>
          </table:table-cell>
          <table:table-cell office:value-type="float" office:value="0.12407750711180586" table:formula="of:=LN(([.S14]/[.U14])/([.S15]/[.U15]))" table:style-name="ce11">
            <text:p>0,12</text:p>
          </table:table-cell>
          <table:table-cell table:style-name="ce21"/>
          <table:table-cell office:value-type="string" table:style-name="ce16">
            <text:p>si</text:p>
          </table:table-cell>
          <table:table-cell office:value-type="float" office:value="1384759" table:style-name="ce15">
            <text:p>1384759</text:p>
          </table:table-cell>
          <table:table-cell office:value-type="float" office:value="33315535" table:style-name="ce15">
            <text:p>33315535</text:p>
          </table:table-cell>
          <table:table-cell office:value-type="float" office:value="34700294" table:formula="of:=[.AA14]+[.AB14]" table:style-name="ce14">
            <text:p>34700294</text:p>
          </table:table-cell>
          <table:table-cell table:style-name="ce21"/>
          <table:table-cell office:value-type="string" table:style-name="ce6">
            <text:p>WI+</text:p>
          </table:table-cell>
          <table:table-cell office:value-type="float" office:value="-0.34612739625656175" table:formula="of:=LN(([.AA14]/[.AC14])/([.AA15]/[.AC15]))" table:style-name="ce22">
            <text:p>-0,35</text:p>
          </table:table-cell>
          <table:table-cell table:number-columns-repeated="16352"/>
        </table:table-row>
        <table:table-row table:style-name="ro1">
          <table:table-cell/>
          <table:table-cell office:value-type="string" table:style-name="ce16">
            <text:p>no</text:p>
          </table:table-cell>
          <table:table-cell office:value-type="float" office:value="631855" table:style-name="ce15">
            <text:p>631855</text:p>
          </table:table-cell>
          <table:table-cell office:value-type="float" office:value="848748" table:style-name="ce14">
            <text:p>848748</text:p>
          </table:table-cell>
          <table:table-cell office:value-type="float" office:value="1480603" table:formula="of:=[.C15]+[.D15]" table:style-name="ce18">
            <text:p>1480603</text:p>
          </table:table-cell>
          <table:table-cell table:style-name="ce6"/>
          <table:table-cell office:value-type="string" table:style-name="ce6">
            <text:p>Wi-</text:p>
          </table:table-cell>
          <table:table-cell office:value-type="float" office:value="-3.4494011073287139" table:formula="of:=LN(([.C15]/([.C14]+[.D14])) / ([.D15]/([.C15]+[.D15])))" table:style-name="ce22">
            <text:p>-3,45</text:p>
          </table:table-cell>
          <table:table-cell table:style-name="ce21"/>
          <table:table-cell office:value-type="string" table:style-name="ce16">
            <text:p>no</text:p>
          </table:table-cell>
          <table:table-cell office:value-type="float" office:value="68779" table:style-name="ce15">
            <text:p>68779</text:p>
          </table:table-cell>
          <table:table-cell office:value-type="float" office:value="1411824" table:style-name="ce15">
            <text:p>1411824</text:p>
          </table:table-cell>
          <table:table-cell office:value-type="float" office:value="1480603" table:formula="of:=[.K15]+[.L15]" table:style-name="ce18">
            <text:p>1480603</text:p>
          </table:table-cell>
          <table:table-cell table:style-name="ce6"/>
          <table:table-cell office:value-type="string" table:style-name="ce6">
            <text:p>Wi-</text:p>
          </table:table-cell>
          <table:table-cell office:value-type="float" office:value="-0.20424863935720527" table:formula="of:=LN(([.L14]/[.M14])/([.L15]/[.M15]))" table:style-name="ce11">
            <text:p>-0,20</text:p>
          </table:table-cell>
          <table:table-cell table:style-name="ce21"/>
          <table:table-cell office:value-type="string" table:style-name="ce16">
            <text:p>no</text:p>
          </table:table-cell>
          <table:table-cell office:value-type="float" office:value="300630" table:style-name="ce15">
            <text:p>300630</text:p>
          </table:table-cell>
          <table:table-cell office:value-type="float" office:value="1179973" table:style-name="ce15">
            <text:p>1179973</text:p>
          </table:table-cell>
          <table:table-cell office:value-type="float" office:value="1480603" table:formula="of:=[.S15]+[.T15]" table:style-name="ce18">
            <text:p>1480603</text:p>
          </table:table-cell>
          <table:table-cell table:style-name="ce6"/>
          <table:table-cell office:value-type="string" table:style-name="ce6">
            <text:p>Wi-</text:p>
          </table:table-cell>
          <table:table-cell office:value-type="float" office:value="-3.4236398600357175E-2" table:formula="of:=LN(([.T14]/[.U14])/([.T15]/[.U15]))" table:style-name="ce11">
            <text:p>-0,03</text:p>
          </table:table-cell>
          <table:table-cell table:style-name="ce21"/>
          <table:table-cell office:value-type="string" table:style-name="ce16">
            <text:p>no</text:p>
          </table:table-cell>
          <table:table-cell office:value-type="float" office:value="83522" table:style-name="ce15">
            <text:p>83522</text:p>
          </table:table-cell>
          <table:table-cell office:value-type="float" office:value="1397081" table:style-name="ce15">
            <text:p>1397081</text:p>
          </table:table-cell>
          <table:table-cell office:value-type="float" office:value="1480603" table:formula="of:=[.AA15]+[.AB15]" table:style-name="ce14">
            <text:p>1480603</text:p>
          </table:table-cell>
          <table:table-cell table:style-name="ce21"/>
          <table:table-cell office:value-type="string" table:style-name="ce6">
            <text:p>Wi-</text:p>
          </table:table-cell>
          <table:table-cell office:value-type="float" office:value="1.7340022426258594E-2" table:formula="of:=LN(([.AB14]/[.AC14])/([.AB15]/[.AC15]))" table:style-name="ce22">
            <text:p>0,02</text:p>
          </table:table-cell>
          <table:table-cell table:number-columns-repeated="16352"/>
        </table:table-row>
        <table:table-row table:style-name="ro1">
          <table:table-cell/>
          <table:table-cell table:number-columns-repeated="6" table:style-name="ce21"/>
          <table:table-cell table:style-name="ce22"/>
          <table:table-cell table:number-columns-repeated="7" table:style-name="ce21"/>
          <table:table-cell table:style-name="ce22"/>
          <table:table-cell table:number-columns-repeated="15" table:style-name="ce21"/>
          <table:table-cell table:style-name="ce22"/>
          <table:table-cell table:number-columns-repeated="16352"/>
        </table:table-row>
        <table:table-row table:style-name="ro1">
          <table:table-cell/>
          <table:table-cell office:value-type="string" table:number-columns-spanned="4" table:number-rows-spanned="1" table:style-name="ce4">
            <text:p>Pendiente (&gt;30°)</text:p>
          </table:table-cell>
          <table:covered-table-cell table:number-columns-repeated="3"/>
          <table:table-cell table:number-columns-repeated="2" table:style-name="ce5"/>
          <table:table-cell table:style-name="ce22"/>
          <table:table-cell table:style-name="ce21"/>
          <table:table-cell office:value-type="string" table:number-columns-spanned="4" table:number-rows-spanned="1" table:style-name="ce4">
            <text:p>Elevación (&gt;200m)</text:p>
          </table:table-cell>
          <table:covered-table-cell table:number-columns-repeated="3"/>
          <table:table-cell table:number-columns-repeated="2" table:style-name="ce5"/>
          <table:table-cell table:style-name="ce12"/>
          <table:table-cell table:number-columns-repeated="9" table:style-name="ce21"/>
          <table:table-cell office:value-type="string" table:number-columns-spanned="4" table:number-rows-spanned="1" table:style-name="ce13">
            <text:p>Flujo (&gt;200)</text:p>
          </table:table-cell>
          <table:covered-table-cell table:number-columns-repeated="3"/>
          <table:table-cell table:number-columns-repeated="2" table:style-name="ce21"/>
          <table:table-cell table:style-name="ce22"/>
          <table:table-cell table:number-columns-repeated="16352"/>
        </table:table-row>
        <table:table-row table:style-name="ro1">
          <table:table-cell/>
          <table:table-cell office:value-type="string" table:style-name="ce2">
            <text:p>Inventario</text:p>
          </table:table-cell>
          <table:table-cell office:value-type="string" table:style-name="ce19">
            <text:p>Muy alta</text:p>
          </table:table-cell>
          <table:table-cell office:value-type="string" table:style-name="ce20">
            <text:p>No clase</text:p>
          </table:table-cell>
          <table:table-cell office:value-type="string" table:style-name="ce2">
            <text:p>Total</text:p>
          </table:table-cell>
          <table:table-cell table:number-columns-repeated="2" table:style-name="ce6"/>
          <table:table-cell table:style-name="ce22"/>
          <table:table-cell table:style-name="ce21"/>
          <table:table-cell office:value-type="string" table:style-name="ce2">
            <text:p>Inventario</text:p>
          </table:table-cell>
          <table:table-cell office:value-type="string" table:style-name="ce19">
            <text:p>Muy alta</text:p>
          </table:table-cell>
          <table:table-cell office:value-type="string" table:style-name="ce20">
            <text:p>No clase</text:p>
          </table:table-cell>
          <table:table-cell office:value-type="string" table:style-name="ce2">
            <text:p>Total</text:p>
          </table:table-cell>
          <table:table-cell table:number-columns-repeated="2" table:style-name="ce6"/>
          <table:table-cell table:style-name="ce11"/>
          <table:table-cell table:number-columns-repeated="9" table:style-name="ce21"/>
          <table:table-cell office:value-type="string" table:style-name="ce14">
            <text:p>Inventario</text:p>
          </table:table-cell>
          <table:table-cell office:value-type="string" table:style-name="ce15">
            <text:p>M. alto</text:p>
          </table:table-cell>
          <table:table-cell office:value-type="string" table:style-name="ce14">
            <text:p>No clase</text:p>
          </table:table-cell>
          <table:table-cell office:value-type="string" table:style-name="ce14">
            <text:p>Total</text:p>
          </table:table-cell>
          <table:table-cell table:number-columns-repeated="2" table:style-name="ce21"/>
          <table:table-cell table:style-name="ce22"/>
          <table:table-cell table:number-columns-repeated="16352"/>
        </table:table-row>
        <table:table-row table:style-name="ro1">
          <table:table-cell/>
          <table:table-cell office:value-type="string" table:style-name="ce16">
            <text:p>si</text:p>
          </table:table-cell>
          <table:table-cell office:value-type="float" office:value="13523283" table:style-name="ce15">
            <text:p>13523283</text:p>
          </table:table-cell>
          <table:table-cell office:value-type="float" office:value="21177011" table:style-name="ce15">
            <text:p>21177011</text:p>
          </table:table-cell>
          <table:table-cell office:value-type="float" office:value="34700294" table:formula="of:=[.C19]+[.D19]" table:style-name="ce18">
            <text:p>34700294</text:p>
          </table:table-cell>
          <table:table-cell table:style-name="ce6"/>
          <table:table-cell office:value-type="string" table:style-name="ce6">
            <text:p>WI+</text:p>
          </table:table-cell>
          <table:table-cell office:value-type="float" office:value="0.61337696035042899" table:formula="of:=LN(([.C19]/([.C19]+[.D19])) / ([.C20]/([.C20]+[.D20])))" table:style-name="ce22">
            <text:p>0,61</text:p>
          </table:table-cell>
          <table:table-cell table:style-name="ce21"/>
          <table:table-cell office:value-type="string" table:style-name="ce16">
            <text:p>si</text:p>
          </table:table-cell>
          <table:table-cell office:value-type="float" office:value="6374370" table:style-name="ce15">
            <text:p>6374370</text:p>
          </table:table-cell>
          <table:table-cell office:value-type="float" office:value="28325924" table:style-name="ce15">
            <text:p>28325924</text:p>
          </table:table-cell>
          <table:table-cell office:value-type="float" office:value="34700294" table:formula="of:=[.K19]+[.L19]" table:style-name="ce18">
            <text:p>34700294</text:p>
          </table:table-cell>
          <table:table-cell table:style-name="ce6"/>
          <table:table-cell office:value-type="string" table:style-name="ce6">
            <text:p>WI+</text:p>
          </table:table-cell>
          <table:table-cell office:value-type="float" office:value="-0.65327160582743948" table:formula="of:=LN(([.K19]/[.M19])/([.K20]/[.M20]))" table:style-name="ce11">
            <text:p>-0,65</text:p>
          </table:table-cell>
          <table:table-cell table:number-columns-repeated="9" table:style-name="ce21"/>
          <table:table-cell office:value-type="string" table:style-name="ce14">
            <text:p>si</text:p>
          </table:table-cell>
          <table:table-cell office:value-type="float" office:value="29061034" table:style-name="ce15">
            <text:p>29061034</text:p>
          </table:table-cell>
          <table:table-cell office:value-type="float" office:value="5639260" table:style-name="ce15">
            <text:p>5639260</text:p>
          </table:table-cell>
          <table:table-cell office:value-type="float" office:value="34700294" table:formula="of:=[.AA19]+[.AB19]" table:style-name="ce14">
            <text:p>34700294</text:p>
          </table:table-cell>
          <table:table-cell table:style-name="ce21"/>
          <table:table-cell office:value-type="string" table:style-name="ce6">
            <text:p>WI+</text:p>
          </table:table-cell>
          <table:table-cell office:value-type="float" office:value="4.7494045672262772E-2" table:formula="of:=LN(([.AA19]/[.AC19])/([.AA20]/[.AC20]))" table:style-name="ce22">
            <text:p>0,05</text:p>
          </table:table-cell>
          <table:table-cell table:number-columns-repeated="16352"/>
        </table:table-row>
        <table:table-row table:style-name="ro1">
          <table:table-cell/>
          <table:table-cell office:value-type="string" table:style-name="ce16">
            <text:p>no</text:p>
          </table:table-cell>
          <table:table-cell office:value-type="float" office:value="312465" table:style-name="ce15">
            <text:p>312465</text:p>
          </table:table-cell>
          <table:table-cell office:value-type="float" office:value="1168138" table:style-name="ce14">
            <text:p>1168138</text:p>
          </table:table-cell>
          <table:table-cell office:value-type="float" office:value="1480603" table:formula="of:=[.C20]+[.D20]" table:style-name="ce18">
            <text:p>1480603</text:p>
          </table:table-cell>
          <table:table-cell table:style-name="ce6"/>
          <table:table-cell office:value-type="string" table:style-name="ce6">
            <text:p>Wi-</text:p>
          </table:table-cell>
          <table:table-cell office:value-type="float" office:value="-4.4729725664988722" table:formula="of:=LN(([.C20]/([.C19]+[.D19])) / ([.D20]/([.C20]+[.D20])))" table:style-name="ce22">
            <text:p>-4,47</text:p>
          </table:table-cell>
          <table:table-cell table:style-name="ce21"/>
          <table:table-cell office:value-type="string" table:style-name="ce16">
            <text:p>no</text:p>
          </table:table-cell>
          <table:table-cell office:value-type="float" office:value="522703" table:style-name="ce15">
            <text:p>522703</text:p>
          </table:table-cell>
          <table:table-cell office:value-type="float" office:value="957900" table:style-name="ce15">
            <text:p>957900</text:p>
          </table:table-cell>
          <table:table-cell office:value-type="float" office:value="1480603" table:formula="of:=[.K20]+[.L20]" table:style-name="ce18">
            <text:p>1480603</text:p>
          </table:table-cell>
          <table:table-cell table:style-name="ce6"/>
          <table:table-cell office:value-type="string" table:style-name="ce6">
            <text:p>Wi-</text:p>
          </table:table-cell>
          <table:table-cell office:value-type="float" office:value="0.23249059602552052" table:formula="of:=LN(([.L19]/[.M19])/([.L20]/[.M20]))" table:style-name="ce11">
            <text:p>0,23</text:p>
          </table:table-cell>
          <table:table-cell table:number-columns-repeated="9" table:style-name="ce21"/>
          <table:table-cell office:value-type="string" table:style-name="ce14">
            <text:p>no</text:p>
          </table:table-cell>
          <table:table-cell office:value-type="float" office:value="1182470" table:style-name="ce15">
            <text:p>1182470</text:p>
          </table:table-cell>
          <table:table-cell office:value-type="float" office:value="298133" table:style-name="ce15">
            <text:p>298133</text:p>
          </table:table-cell>
          <table:table-cell office:value-type="float" office:value="1480603" table:formula="of:=[.AA20]+[.AB20]" table:style-name="ce14">
            <text:p>1480603</text:p>
          </table:table-cell>
          <table:table-cell table:style-name="ce21"/>
          <table:table-cell office:value-type="string" table:style-name="ce6">
            <text:p>Wi-</text:p>
          </table:table-cell>
          <table:table-cell office:value-type="float" office:value="-0.21433028776299223" table:formula="of:=LN(([.AB19]/[.AC19])/([.AB20]/[.AC20]))" table:style-name="ce22">
            <text:p>-0,21</text:p>
          </table:table-cell>
          <table:table-cell table:number-columns-repeated="1635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7" table:style-name="ce1"/>
          <table:table-cell table:style-name="ce7"/>
          <table:table-cell table:number-columns-repeated="4" table:style-name="ce8"/>
          <table:table-cell table:number-columns-repeated="3" table:style-name="ce5"/>
          <table:table-cell table:number-columns-repeated="16368" table:style-name="ce1"/>
        </table:table-row>
        <table:table-row table:style-name="ro1">
          <table:table-cell/>
          <table:table-cell table:number-columns-repeated="7" table:style-name="ce1"/>
          <table:table-cell table:style-name="ce7"/>
          <table:table-cell table:style-name="ce6"/>
          <table:table-cell table:style-name="ce9"/>
          <table:table-cell table:number-columns-repeated="5" table:style-name="ce6"/>
          <table:table-cell table:number-columns-repeated="4" table:style-name="ce1"/>
          <table:table-cell table:number-columns-repeated="6" table:style-name="ce5"/>
          <table:table-cell table:number-columns-repeated="16358" table:style-name="ce1"/>
        </table:table-row>
        <table:table-row table:style-name="ro1">
          <table:table-cell/>
          <table:table-cell table:number-columns-repeated="7" table:style-name="ce1"/>
          <table:table-cell table:style-name="ce7"/>
          <table:table-cell table:style-name="ce6"/>
          <table:table-cell table:number-columns-repeated="2" table:style-name="ce10"/>
          <table:table-cell table:number-columns-repeated="4" table:style-name="ce6"/>
          <table:table-cell table:number-columns-repeated="4" table:style-name="ce1"/>
          <table:table-cell table:number-columns-repeated="6" table:style-name="ce6"/>
          <table:table-cell table:number-columns-repeated="16358" table:style-name="ce1"/>
        </table:table-row>
        <table:table-row table:style-name="ro1">
          <table:table-cell/>
          <table:table-cell table:style-name="ce1"/>
          <table:table-cell office:value-type="currency" office:value="152059" table:style-name="ce23">
            <text:p><text:s/>$ 152.059,00<text:s/></text:p>
          </table:table-cell>
          <table:table-cell office:value-type="float" office:value="16" table:style-name="ce1">
            <text:p>16</text:p>
          </table:table-cell>
          <table:table-cell table:number-columns-repeated="4" table:style-name="ce1"/>
          <table:table-cell table:style-name="ce7"/>
          <table:table-cell table:style-name="ce6"/>
          <table:table-cell table:number-columns-repeated="2" table:style-name="ce10"/>
          <table:table-cell table:number-columns-repeated="4" table:style-name="ce6"/>
          <table:table-cell table:number-columns-repeated="4" table:style-name="ce1"/>
          <table:table-cell table:number-columns-repeated="6" table:style-name="ce6"/>
          <table:table-cell table:number-columns-repeated="16358" table:style-name="ce1"/>
        </table:table-row>
        <table:table-row table:style-name="ro1">
          <table:table-cell/>
          <table:table-cell table:number-columns-repeated="19" table:style-name="ce1"/>
          <table:table-cell table:number-columns-repeated="6" table:style-name="ce6"/>
          <table:table-cell table:number-columns-repeated="16358" table:style-name="ce1"/>
        </table:table-row>
        <table:table-row table:style-name="ro1">
          <table:table-cell/>
          <table:table-cell office:value-type="float" office:value="1800000" table:style-name="ce1">
            <text:p>1800000</text:p>
          </table:table-cell>
          <table:table-cell office:value-type="float" office:value="2432944" table:formula="of:=[.C25]*[.D25]" table:style-name="ce1">
            <text:p>2432944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De más</text:p>
          </table:table-cell>
          <table:table-cell office:value-type="currency" office:value="632944" table:formula="of:=[.C27]-[.B27]" table:style-name="ce23">
            <text:p><text:s/>$ 632.944,00<text:s/></text:p>
          </table:table-cell>
          <table:table-cell table:number-columns-repeated="16381" table:style-name="ce1"/>
        </table:table-row>
        <table:table-row table:number-rows-repeated="10485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34P0">
      <number:text> </number:text>
      <number:currency-symbol>$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34P1">
      <number:text>-</number:text>
      <number:currency-symbol>$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34P2">
      <number:text> </number:text>
      <number:currency-symbol>$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style:style style:name="Currency" style:family="table-cell" style:data-style-name="N34"/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meta:initial-creator>Dubán  Uribe</meta:initial-creator>
    <dc:creator>Dubán  Uribe</dc:creator>
    <meta:creation-date>2025-05-20T01:45:35Z</meta:creation-date>
    <dc:date>2025-05-21T02:33:43Z</dc:date>
  </office:meta>
</office:document-meta>
</file>